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a03dba" officeooo:paragraph-rsid="00ef624f"/>
    </style:style>
    <style:style style:name="P33" style:family="paragraph" style:parent-style-name="Text_20_body">
      <style:text-properties officeooo:paragraph-rsid="00ef624f"/>
    </style:style>
    <style:style style:name="P34" style:family="paragraph" style:parent-style-name="Text_20_body">
      <style:text-properties officeooo:rsid="00f4bee3" officeooo:paragraph-rsid="010d2c50"/>
    </style:style>
    <style:style style:name="P35" style:family="paragraph" style:parent-style-name="Text_20_body">
      <style:text-properties officeooo:rsid="003480fe" officeooo:paragraph-rsid="003480fe"/>
    </style:style>
    <style:style style:name="P36" style:family="paragraph" style:parent-style-name="Text_20_body">
      <style:text-properties officeooo:rsid="011b8ccc" officeooo:paragraph-rsid="011b8ccc"/>
    </style:style>
    <style:style style:name="P37" style:family="paragraph" style:parent-style-name="Text_20_body">
      <style:text-properties officeooo:rsid="005698b0" officeooo:paragraph-rsid="0076b868"/>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0ddbe1c"/>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0d2c50"/>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text-properties officeooo:rsid="00e1157a" officeooo:paragraph-rsid="0138ca36"/>
    </style:style>
    <style:style style:name="P53" style:family="paragraph" style:parent-style-name="Text_20_body" style:list-style-name="L2">
      <style:text-properties officeooo:rsid="0130bc5d" officeooo:paragraph-rsid="01361e7a"/>
    </style:style>
    <style:style style:name="P54" style:family="paragraph" style:parent-style-name="Text_20_body" style:list-style-name="L2">
      <style:text-properties officeooo:rsid="013211a8" officeooo:paragraph-rsid="01358634"/>
    </style:style>
    <style:style style:name="P55" style:family="paragraph" style:parent-style-name="Text_20_body" style:list-style-name="L2">
      <style:text-properties officeooo:rsid="012f4301" officeooo:paragraph-rsid="01361e7a"/>
    </style:style>
    <style:style style:name="P56" style:family="paragraph" style:parent-style-name="Text_20_body" style:list-style-name="L3"/>
    <style:style style:name="P57" style:family="paragraph" style:parent-style-name="Text_20_body" style:list-style-name="L3">
      <style:text-properties officeooo:rsid="00f4bee3" officeooo:paragraph-rsid="010d2c50"/>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f09d5" officeooo:paragraph-rsid="01484d18"/>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534af2"/>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5658a9"/>
    </style:style>
    <style:style style:name="P64" style:family="paragraph" style:parent-style-name="Text_20_body">
      <style:text-properties officeooo:paragraph-rsid="013b4b31"/>
    </style:style>
    <style:style style:name="P65" style:family="paragraph" style:parent-style-name="Text_20_body">
      <style:text-properties officeooo:paragraph-rsid="00ee162b"/>
    </style:style>
    <style:style style:name="P66" style:family="paragraph" style:parent-style-name="Text_20_body" style:list-style-name="L3">
      <style:text-properties officeooo:rsid="015113a7" officeooo:paragraph-rsid="015113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9bcc1"/>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accbab"/>
    </style:style>
    <style:style style:name="T63" style:family="text">
      <style:text-properties officeooo:rsid="00b1ed3a"/>
    </style:style>
    <style:style style:name="T64" style:family="text">
      <style:text-properties officeooo:rsid="00c1d018"/>
    </style:style>
    <style:style style:name="T65" style:family="text">
      <style:text-properties fo:font-style="normal" style:font-style-asian="normal" style:font-style-complex="normal"/>
    </style:style>
    <style:style style:name="T66" style:family="text">
      <style:text-properties fo:font-style="normal" officeooo:rsid="00ce833b" style:font-style-asian="normal" style:font-style-complex="normal"/>
    </style:style>
    <style:style style:name="T67" style:family="text">
      <style:text-properties fo:font-style="normal" officeooo:rsid="010bc3de" style:font-style-asian="normal" style:font-style-complex="normal"/>
    </style:style>
    <style:style style:name="T68" style:family="text">
      <style:text-properties fo:font-style="normal" officeooo:rsid="01534af2"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3c9c7"/>
    </style:style>
    <style:style style:name="T80" style:family="text">
      <style:text-properties officeooo:rsid="00ecbedb"/>
    </style:style>
    <style:style style:name="T81" style:family="text">
      <style:text-properties officeooo:rsid="00ee162b"/>
    </style:style>
    <style:style style:name="T82" style:family="text">
      <style:text-properties officeooo:rsid="00ef624f"/>
    </style:style>
    <style:style style:name="T83" style:family="text">
      <style:text-properties officeooo:rsid="00f1b062"/>
    </style:style>
    <style:style style:name="T84" style:family="text">
      <style:text-properties officeooo:rsid="00f5d4f6"/>
    </style:style>
    <style:style style:name="T85" style:family="text">
      <style:text-properties officeooo:rsid="00f69dfd"/>
    </style:style>
    <style:style style:name="T86" style:family="text">
      <style:text-properties officeooo:rsid="00f82283"/>
    </style:style>
    <style:style style:name="T87" style:family="text">
      <style:text-properties officeooo:rsid="00f971dd"/>
    </style:style>
    <style:style style:name="T88" style:family="text">
      <style:text-properties officeooo:rsid="00f9b6c0"/>
    </style:style>
    <style:style style:name="T89" style:family="text">
      <style:text-properties officeooo:rsid="00fb47d0"/>
    </style:style>
    <style:style style:name="T90" style:family="text">
      <style:text-properties officeooo:rsid="0100da0e"/>
    </style:style>
    <style:style style:name="T91" style:family="text">
      <style:text-properties officeooo:rsid="0102b1b0"/>
    </style:style>
    <style:style style:name="T92" style:family="text">
      <style:text-properties officeooo:rsid="0109e016"/>
    </style:style>
    <style:style style:name="T93" style:family="text">
      <style:text-properties officeooo:rsid="010bc3de"/>
    </style:style>
    <style:style style:name="T94" style:family="text">
      <style:text-properties officeooo:rsid="010c86e5"/>
    </style:style>
    <style:style style:name="T95" style:family="text">
      <style:text-properties officeooo:rsid="010fc8f3"/>
    </style:style>
    <style:style style:name="T96" style:family="text">
      <style:text-properties officeooo:rsid="0116b45d"/>
    </style:style>
    <style:style style:name="T97" style:family="text">
      <style:text-properties officeooo:rsid="0116bd3f"/>
    </style:style>
    <style:style style:name="T98" style:family="text">
      <style:text-properties officeooo:rsid="01180320"/>
    </style:style>
    <style:style style:name="T99" style:family="text">
      <style:text-properties fo:font-weight="bold" style:font-weight-asian="bold" style:font-weight-complex="bold"/>
    </style:style>
    <style:style style:name="T100" style:family="text">
      <style:text-properties officeooo:rsid="011e2f1d"/>
    </style:style>
    <style:style style:name="T101" style:family="text">
      <style:text-properties officeooo:rsid="01231e1d"/>
    </style:style>
    <style:style style:name="T102" style:family="text">
      <style:text-properties officeooo:rsid="012bbbcb"/>
    </style:style>
    <style:style style:name="T103" style:family="text">
      <style:text-properties officeooo:rsid="012c02a1"/>
    </style:style>
    <style:style style:name="T104" style:family="text">
      <style:text-properties officeooo:rsid="012d542c"/>
    </style:style>
    <style:style style:name="T105" style:family="text">
      <style:text-properties officeooo:rsid="0132761b"/>
    </style:style>
    <style:style style:name="T106" style:family="text">
      <style:text-properties officeooo:rsid="01343f9a"/>
    </style:style>
    <style:style style:name="T107" style:family="text">
      <style:text-properties officeooo:rsid="0134feab"/>
    </style:style>
    <style:style style:name="T108" style:family="text">
      <style:text-properties officeooo:rsid="01358634"/>
    </style:style>
    <style:style style:name="T109" style:family="text">
      <style:text-properties officeooo:rsid="01361e7a"/>
    </style:style>
    <style:style style:name="T110" style:family="text">
      <style:text-properties officeooo:rsid="01375c78"/>
    </style:style>
    <style:style style:name="T111" style:family="text">
      <style:text-properties officeooo:rsid="01384093"/>
    </style:style>
    <style:style style:name="T112" style:family="text">
      <style:text-properties officeooo:rsid="013b4b31"/>
    </style:style>
    <style:style style:name="T113" style:family="text">
      <style:text-properties officeooo:rsid="0142578a"/>
    </style:style>
    <style:style style:name="T114" style:family="text">
      <style:text-properties officeooo:rsid="00980d24"/>
    </style:style>
    <style:style style:name="T115" style:family="text">
      <style:text-properties officeooo:rsid="0144ba7d"/>
    </style:style>
    <style:style style:name="T116" style:family="text">
      <style:text-properties officeooo:rsid="014608e0"/>
    </style:style>
    <style:style style:name="T117" style:family="text">
      <style:text-properties officeooo:rsid="01484d18"/>
    </style:style>
    <style:style style:name="T118" style:family="text">
      <style:text-properties officeooo:rsid="01498845"/>
    </style:style>
    <style:style style:name="T119" style:family="text">
      <style:text-properties officeooo:rsid="014a8c34"/>
    </style:style>
    <style:style style:name="T120" style:family="text">
      <style:text-properties officeooo:rsid="014e0f33"/>
    </style:style>
    <style:style style:name="T121" style:family="text">
      <style:text-properties officeooo:rsid="014e21d9"/>
    </style:style>
    <style:style style:name="T122" style:family="text">
      <style:text-properties officeooo:rsid="014fb8d8"/>
    </style:style>
    <style:style style:name="T123" style:family="text">
      <style:text-properties officeooo:rsid="015112f4"/>
    </style:style>
    <style:style style:name="T124" style:family="text">
      <style:text-properties officeooo:rsid="0152aa7a"/>
    </style:style>
    <style:style style:name="T125" style:family="text">
      <style:text-properties officeooo:rsid="01534af2"/>
    </style:style>
    <style:style style:name="T126" style:family="text">
      <style:text-properties officeooo:rsid="015423c6"/>
    </style:style>
    <style:style style:name="T127" style:family="text">
      <style:text-properties officeooo:rsid="0154ab21"/>
    </style:style>
    <style:style style:name="T128" style:family="text">
      <style:text-properties officeooo:rsid="015847ab"/>
    </style:style>
    <style:style style:name="T129" style:family="text">
      <style:text-properties officeooo:rsid="015b28c1"/>
    </style:style>
    <style:style style:name="T130" style:family="text">
      <style:text-properties officeooo:rsid="015dd765"/>
    </style:style>
    <style:style style:name="T131" style:family="text">
      <style:text-properties officeooo:rsid="015de003"/>
    </style:style>
    <style:style style:name="T132" style:family="text">
      <style:text-properties officeooo:rsid="015f5e9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4">[rough draft]</text:span></text:p>
      <text:p text:style-name="P7"><text:span text:style-name="T1">Victor Porton (ORCID </text:span>0000-0001-7064-7975<text:span text:style-name="T1">)</text:span></text:p>
      <text:p text:style-name="P8"><text:span text:style-name="T99">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5">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6">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3">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5"> we mean an open source repository or package or a scientific article/</text:span><text:span text:style-name="T66">book</text:span><text:span text:style-name="T65">.</text:span></text:p>
      <text:p text:style-name="P13"><text:span text:style-name="T83">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45" text:outline-level="2"><text:soft-page-break/>Implementation as Layer-2</text:h>
      <text:p text:style-name="P52">We implement all <text:span text:style-name="T83">monetary </text:span>transactions <text:span text:style-name="T108">and storing dependencies </text:span>as <text:span text:style-name="T79">L2 (</text:span>Layer-2<text:span text:style-name="T79">)</text:span> <text:bibliography-mark text:identifier="layer2" text:bibliography-type="www" text:author="PCMag" text:title="Layer 2 blockchain" text:url="https://www.pcmag.com/encyclopedia/term/layer-2-blockchain">[9]</text:bibliography-mark> <text:span text:style-name="T106">to save on transaction costs. </text:span><text:span text:style-name="T107">We plan to use either a </text:span><text:span text:style-name="T100">Turing-complete</text:span><text:span text:style-name="T95"> </text:span><text:span text:style-name="T107">Validium or Optimistic Rollups (the third remaining variant ZK-rollups</text:span><text:span text:style-name="T33"> </text:span><text:span text:style-name="T33"><text:bibliography-mark text:identifier="zk-rollups" text:bibliography-type="www" text:author="ethereum.org" text:title="Zero-Knowledge rollups">[10]</text:bibliography-mark></text:span><text:span text:style-name="T107"> is expensive</text:span><text:span text:style-name="T33">, because we calculate data for every dependency </text:span><text:span text:style-name="T34">(and dependencies may count in thousands)</text:span><text:span text:style-name="T119">)</text:span><text:span text:style-name="T107">.</text:span></text:p>
      <text:list text:style-name="L2">
        <text:list-item>
          <text:p text:style-name="P49"><text:span text:style-name="T107">As a Validium we can use:</text:span></text:p>
          <text:list>
            <text:list-item>
              <text:p text:style-name="P50"><text:span text:style-name="T95">zkEVM </text:span><text:span text:style-name="T95"><text:bibliography-mark text:identifier="zkevm" text:bibliography-type="www" text:title="zkEVM" text:url="https://docs.zksync.io/zkevm/">[11]</text:bibliography-mark></text:span><text:span text:style-name="T95"> </text:span><text:span text:style-name="T108">+ Avail </text:span><text:span text:style-name="T108"><text:bibliography-mark text:identifier="avail" text:bibliography-type="www" text:author="Polygon Wiki" text:title="Polygon Avail" text:url="https://wiki.polygon.technology/docs/avail/introduction/what-is-avail/">[12]</text:bibliography-mark></text:span><text:span text:style-name="T108"> (still not implemented </text:span><text:span text:style-name="T111">by zkSync</text:span><text:span text:style-name="T108">)</text:span></text:p>
            </text:list-item>
            <text:list-item>
              <text:p text:style-name="P53">StarkNet</text:p>
            </text:list-item>
          </text:list>
        </text:list-item>
        <text:list-item>
          <text:p text:style-name="P54">Optimistic Rollups:</text:p>
          <text:list>
            <text:list-item>
              <text:p text:style-name="P51"><text:span text:style-name="T103">AltLayer </text:span><text:span text:style-name="T109">(</text:span><text:span text:style-name="T105">multichain, </text:span><text:span text:style-name="T110">fast L1↔L2, </text:span><text:span text:style-name="T109">advantage: </text:span><text:span text:style-name="T103">has the capability to dispose old data, </text:span><text:span text:style-name="T109">what we may want to use to reduce the costs)</text:span></text:p>
            </text:list-item>
            <text:list-item>
              <text:p text:style-name="P51"><text:span text:style-name="T104">Boba </text:span><text:span text:style-name="T110">(</text:span><text:span text:style-name="T105">multichain, </text:span><text:span text:style-name="T110">fast L1↔L2)</text:span></text:p>
            </text:list-item>
            <text:list-item>
              <text:p text:style-name="P55">Metis</text:p>
            </text:list-item>
          </text:list>
        </text:list-item>
      </text:list>
      <text:p text:style-name="P64"><text:span text:style-name="T112">For either project, we can use Solidity as the primary programming language.</text:span></text:p>
      <text:p text:style-name="P65"><text:span text:style-name="T114">We store in Validium </text:span><text:span text:style-name="T82">also </text:span><text:span text:style-name="T114">the </text:span><text:span text:style-name="T121">dependencies of the</text:span><text:span text:style-name="T114"> following pseudo-type: DiGraph&lt;</text:span><text:span text:style-name="T58">(</text:span><text:span text:style-name="T114">ProjectId, Version</text:span><text:span text:style-name="T58">)</text:span><text:span text:style-name="T114">&gt;, where the version is to be updated, if the next donor finds given project’s dependencies different than the previous donors.</text:span></text:p>
      <text:h text:style-name="P46" text:outline-level="2">Actual algorithm stages</text:h>
      <text:p text:style-name="P34">Stages <text:span text:style-name="T92">of donation</text:span>:</text:p>
      <text:list xml:id="list2758764225" text:style-name="L3">
        <text:list-item>
          <text:p text:style-name="P59">Client moves the funds to <text:span text:style-name="T126">the</text:span> <text:span text:style-name="T93">distribution contract</text:span><text:span text:style-name="T89"> </text:span><text:span text:style-name="T87">account </text:span><text:span text:style-name="T88">(requires user confirmation) </text:span><text:span text:style-name="T101">on </text:span>L2.</text:p>
        </text:list-item>
        <text:list-item>
          <text:p text:style-name="P58">The server writes dependencies, <text:span text:style-name="T90">project ID,</text:span> <text:span text:style-name="T113">the donated sum, </text:span><text:span text:style-name="T90">X, and Y</text:span> to L2 <text:span text:style-name="T93">(the </text:span><text:span text:style-name="T14">donation specification</text:span><text:span text:style-name="T93">)</text:span>. <text:span text:style-name="T115">(Doing this, the server spends </text:span><text:span text:style-name="T116">Validium </text:span><text:span text:style-name="T115">gas on behalf of the user. </text:span><text:span text:style-name="T117">To protect against cost attacks </text:span><text:span text:style-name="T122">against the</text:span><text:span text:style-name="T117"> server, for example, travers</text:span><text:span text:style-name="T123">ing</text:span><text:span text:style-name="T117"> the entire GitHub, we do this only after a confirmation of donation payment by the client, </text:span><text:span text:style-name="T120">we need to set a minimal amount of donation</text:span><text:span text:style-name="T117">.</text:span><text:span text:style-name="T115">)</text:span></text:p>
        </text:list-item>
        <text:list-item>
          <text:p text:style-name="P57">Client using access to L2 can validate it <text:span text:style-name="T85">(can be </text:span><text:span text:style-name="T86">done with a hash </text:span><text:span text:style-name="T91">or re-downloading all uploaded dependencies</text:span><text:span text:style-name="T85">)</text:span>.</text:p>
        </text:list-item>
        <text:list-item>
          <text:p text:style-name="P66">The distribution contract is done in such a way, that user can get back the donated sum, before the client confirms donation spe<text:span text:style-name="T124">ci</text:span>fication. The user can use it to get funds (except of gas cost) back from an infidel server.</text:p>
        </text:list-item>
        <text:list-item>
          <text:p text:style-name="P56">The client confirms <text:span text:style-name="T127">(on L2) </text:span>the donation specification.</text:p>
        </text:list-item>
        <text:list-item>
          <text:p text:style-name="P60">Loop:</text:p>
          <text:list>
            <text:list-item>
              <text:p text:style-name="P61">Server calls <text:span text:style-name="T118">(also at expense of the server)</text:span> monetary transactions on L2 <text:span text:style-name="T93">through this contract that ensures distribution of funds accordingly </text:span><text:span text:style-name="T67">the donation specification</text:span><text:span text:style-name="T84">. </text:span><text:span text:style-name="T94">For this </text:span><text:soft-page-break/><text:span text:style-name="T94">method msg.sender is not checked, </text:span><text:span text:style-name="T125">but it is checked that the </text:span><text:span text:style-name="T67">donation specification </text:span><text:span text:style-name="T68">was confirmed</text:span><text:span text:style-name="T94">.</text:span></text:p>
            </text:list-item>
          </text:list>
        </text:list-item>
      </text:list>
      <text:p text:style-name="P34">Stages <text:span text:style-name="T92">of withdrawal</text:span>:</text:p>
      <text:list text:style-name="L4">
        <text:list-item>
          <text:p text:style-name="P62">The benefactor on L2 send<text:span text:style-name="T96">s</text:span> funds to the “burning” account <text:span text:style-name="T97">to claim funds on the </text:span><text:span text:style-name="T98">L1</text:span>.</text:p>
        </text:list-item>
        <text:list-item>
          <text:p text:style-name="P63">The <text:span text:style-name="T92">benefactor</text:span> withdraws funds on the L1.</text:p>
        </text:list-item>
      </text:list>
      <text:h text:style-name="P47" text:outline-level="2">Other differences from cGrants</text:h>
      <text:p text:style-name="P32">We put matching funds on <text:span text:style-name="T50">our </text:span><text:span text:style-name="T128">modified </text:span>I<text:span text:style-name="T50">V</text:span>otingStrategy <text:span text:style-name="T50">contract.</text:span></text:p>
      <text:p text:style-name="P33"><text:span text:style-name="T81">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60">(in Validium) </text:span><text:span text:style-name="T129">the</text:span><text:span text:style-name="T56"> donation </text:span><text:span text:style-name="T129">specification</text:span><text:span text:style-name="T54">. </text:span><text:span text:style-name="T59">This contract will have also a function to distribute matching funds (that will </text:span><text:span text:style-name="T61">were</text:span><text:span text:style-name="T59"> placed on this contract address). </text:span><text:span text:style-name="T81">Actual distribution of funds (the sum of donated and matched) happens by calling a method of this contract.</text:span></text:p>
      <text:h text:style-name="Heading_20_2" text:outline-level="2">Arithmetic formulas</text:h>
      <text:p text:style-name="P30">First Y% of the donated sum is allocated to the affiliate (if any). <text:span text:style-name="T80">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7">The following is calculated separately for each token.</text:p>
      <text:p text:style-name="P12"><text:span text:style-name="T130">D</text:span>onation s<text:span text:style-name="T130">pecifications </text:span>are stored in <text:span text:style-name="T50">our </text:span>I<text:span text:style-name="T50">V</text:span>otingStrategy <text:span text:style-name="T50">contract </text:span><text:span text:style-name="T102">(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70">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9">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31">(if we can obtain their email)</text:span>.</text:p>
      <text:p text:style-name="P9">Then <text:span text:style-name="T32">after the</text:span> <text:span text:style-name="T32">end of matching period </text:span>calculate <text:span text:style-name="T132">(in L2)</text:span> quadratic matchings and add to the sums.</text:p>
      <text:h text:style-name="P41" text:outline-level="1"><text:soft-page-break/>Proposed modifications</text:h>
      <text:p text:style-name="P15">We may adjust matching funding of projects dependently their programming language. For example, I prefer D and Rust languages and would vote for more funding for projects written in these languages.</text:p>
      <text:h text:style-name="P42" text:outline-level="1">Deficiencies of This Algorithm</text:h>
      <text:p text:style-name="P27"><text:span text:style-name="T76">With this algorithm, the left-pad </text:span><text:span text:style-name="T76"><text:bibliography-mark text:identifier="leftpad" text:bibliography-type="www" text:author="left-pad" text:title="left-pad" text:url="https://github.com/left-pad/left-pad">[13]</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9">User Data</text:span> Format</text:h>
      <text:p text:style-name="P18">User data is to be stored <text:span text:style-name="T70">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9">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5">).</text:span></text:p>
      <text:p text:style-name="P19">The file format is as follows:</text:p>
      <text:p text:style-name="P19">{</text:p>
      <text:p text:style-name="P20"><text:s text:c="2"/>"<text:span text:style-name="T71">evm</text:span>": <text:span text:style-name="T71">{</text:span></text:p>
      <text:p text:style-name="P22"><text:span text:style-name="T70"><text:s text:c="4"/>"</text:span><text:span text:style-name="T72">defaultA</text:span><text:span text:style-name="T70">ccount": "</text:span><text:span text:style-name="T74">0x36A0356d43EE4168ED24EFA1CAe3198708667ac0</text:span><text:span text:style-name="T70">",</text:span></text:p>
      <text:p text:style-name="P22"><text:span text:style-name="T70"><text:s text:c="4"/>"</text:span><text:span text:style-name="T72">defaultExpires</text:span><text:span text:style-name="T70">": "</text:span><text:span text:style-name="T73">2024-07-03T00:00:00</text:span><text:span text:style-name="T70">",</text:span></text:p>
      <text:p text:style-name="P23"><text:span text:style-name="T70"><text:s text:c="4"/></text:span><text:span text:style-name="T75">"chains:" </text:span><text:span text:style-name="T72">[</text:span></text:p>
      <text:p text:style-name="P19"><text:s text:c="6"/><text:span text:style-name="T72">{</text:span></text:p>
      <text:p text:style-name="P21"><text:s text:c="8"/>"<text:span text:style-name="T72">chainId</text:span>"<text:span text:style-name="T72">: 1,</text:span></text:p>
      <text:p text:style-name="P21"><text:s text:c="8"/>"<text:span text:style-name="T72">a</text:span>ccount": "<text:span text:style-name="T74">0x36A0356d43EE4168ED24EFA1CAe3198708667ac0</text:span>",</text:p>
      <text:p text:style-name="P22"><text:span text:style-name="T70"><text:s text:c="8"/>"</text:span><text:span text:style-name="T72">expires</text:span><text:span text:style-name="T70">": "</text:span><text:span text:style-name="T73">2024-07-03T00:00:00</text:span><text:span text:style-name="T70">"</text:span></text:p>
      <text:p text:style-name="P21"><text:s text:c="4"/><text:span text:style-name="T72">]</text:span></text:p>
      <text:p text:style-name="P19"><text:s text:c="2"/><text:span text:style-name="T71">}</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text:soft-page-break/>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2: left-pad, left-pad, , <text:a xlink:type="simple" xlink:href="https://github.com/left-pad/left-pad" text:style-name="Internet_20_link" text:visited-style-name="Internet_20_link"><text:span text:style-name="Internet_20_link">https://github.com/left-pad/left-pad</text:span></text:a></text:p>
          <text:p text:style-name="P38">13: , World Science DAO, , <text:a xlink:type="simple" xlink:href="https://science-dao.vporton.name/" text:style-name="Internet_20_link" text:visited-style-name="Internet_20_link"><text:span text:style-name="Internet_20_link">https://science-dao.vporton.name/</text:span></text:a></text:p>
          <text:p text:style-name="P38">14: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2-03T17:17:07.100066925</dc:date>
    <meta:editing-duration>P6DT21H48M9S</meta:editing-duration>
    <meta:editing-cycles>280</meta:editing-cycles>
    <meta:document-statistic meta:table-count="0" meta:image-count="0" meta:object-count="0" meta:page-count="6" meta:paragraph-count="100" meta:word-count="1975" meta:character-count="12964" meta:non-whitespace-character-count="11067"/>
  </office:meta>
</office:document-meta>
</file>